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flow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flowModule.getAttribute( String name , Configuration modeConf , Map objectModel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Workflow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flowModule.getLatestVersion( Workflowable workflowable , String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